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bb6e5" officeooo:paragraph-rsid="000bb6e5"/>
    </style:style>
    <style:style style:name="P2" style:family="paragraph" style:parent-style-name="Preformatted_20_Text">
      <style:text-properties officeooo:rsid="000d543b" officeooo:paragraph-rsid="000d543b"/>
    </style:style>
    <style:style style:name="T1" style:family="text">
      <style:text-properties officeooo:rsid="000d54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-EDU</text:p>
      <text:p text:style-name="P1"/>
      <text:p text:style-name="P1">main file</text:p>
      <text:p text:style-name="P1"><text:s/>v_main.css:-contain margins, container,list, border, link, heading, color, button, table, hover effect of image.</text:p>
      <text:p text:style-name="P1"/>
      <text:p text:style-name="P1">nav_footer.css:- it contain navigation bar, footer, background header image css file.</text:p>
      <text:p text:style-name="P1"><text:span text:style-name="T1">Scrolling-nav.js:-code for nav collapse when click on option not for dropdown</text:span></text:p>
      <text:p text:style-name="P1"/>
      <text:p text:style-name="P1"/>
      <text:p text:style-name="P1">Animation file:</text:p>
      <text:p text:style-name="P1"/>
      <text:p text:style-name="P1">slideanim.css and slideanim.js :- both are used to slideanimation of text , image , div.</text:p>
      <text:p text:style-name="P1"/>
      <text:p text:style-name="P2">Hover.css:-used for customer image effects.</text:p>
      <text:p text:style-name="P1"/>
      <text:p text:style-name="P1">Side Menu </text:p>
      <text:p text:style-name="P1"><text:s/></text:p>
      <text:p text:style-name="P1">sidemenuindex.css and togleForFilterBy.js :- panel toggling and animation of + and – symbole when click on it.</text:p>
      <text:p text:style-name="P1"/>
      <text:p text:style-name="P1">Comment section:</text:p>
      <text:p text:style-name="P1"/>
      <text:p text:style-name="P1">comment.css and cmt_like_dislike.js:- are used for comment section on pages.</text:p>
      <text:p text:style-name="P1">Js file is used for increment and decrement of comment i.e. like dislike.</text:p>
      <text:p text:style-name="P1"/>
      <text:p text:style-name="P1"/>
      <text:p text:style-name="P2">Cources</text:p>
      <text:p text:style-name="P2">v_courses.css: used for course layout</text:p>
      <text:p text:style-name="P2"/>
      <text:p text:style-name="P2">panel</text:p>
      <text:p text:style-name="P2"/>
      <text:p text:style-name="P2">v_career.css:- used for panel effect on ourPartner.html and career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8T15:23:00.505211119</dc:date>
    <meta:editing-duration>PT6M40S</meta:editing-duration>
    <meta:editing-cycles>1</meta:editing-cycles>
    <meta:document-statistic meta:table-count="0" meta:image-count="0" meta:object-count="0" meta:page-count="1" meta:paragraph-count="18" meta:word-count="119" meta:character-count="841" meta:non-whitespace-character-count="735"/>
    <meta:generator>LibreOffice/5.1.6.2$Linux_X86_64 LibreOffice_project/10m0$Build-2</meta:generator>
  </office:meta>
</office:document-meta>
</file>